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text-underline-style="none" fo:font-weight="normal" officeooo:rsid="00082a7a" officeooo:paragraph-rsid="00154df9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style:text-underline-style="none" fo:font-weight="normal" officeooo:rsid="00082a7a" officeooo:paragraph-rsid="00158b1d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style:text-underline-style="none" fo:font-weight="normal" officeooo:rsid="00082a7a" officeooo:paragraph-rsid="0016e850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style:text-underline-style="none" fo:font-weight="normal" officeooo:rsid="00082a7a" officeooo:paragraph-rsid="00194e9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style:text-underline-style="none" fo:font-weight="normal" officeooo:rsid="00082a7a" officeooo:paragraph-rsid="001c1673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style:text-underline-style="none" fo:font-weight="normal" officeooo:rsid="00082a7a" officeooo:paragraph-rsid="001cefeb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style:text-underline-style="none" fo:font-weight="normal" officeooo:rsid="00082a7a" officeooo:paragraph-rsid="0021876d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text-underline-style="none" fo:font-weight="normal" officeooo:rsid="00082a7a" officeooo:paragraph-rsid="00232ccb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158b1d" officeooo:paragraph-rsid="00158b1d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16e850" officeooo:paragraph-rsid="0016e850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style:text-underline-style="none" fo:font-weight="normal" officeooo:rsid="00194e9f" officeooo:paragraph-rsid="00194e9f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style:use-window-font-color="true" loext:opacity="0%" style:font-name="Liberation Serif" fo:font-size="14pt" style:text-underline-style="none" fo:font-weight="normal" officeooo:rsid="00082a7a" officeooo:paragraph-rsid="001c167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loext:opacity="0%" style:font-name="Liberation Serif" fo:font-size="14pt" style:text-underline-style="none" fo:font-weight="normal" officeooo:rsid="00082a7a" officeooo:paragraph-rsid="001cefeb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4pt" style:text-underline-style="none" fo:font-weight="normal" officeooo:rsid="001c1673" officeooo:paragraph-rsid="001c1673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4pt" style:text-underline-style="none" fo:font-weight="normal" officeooo:rsid="001cefeb" officeooo:paragraph-rsid="001cefeb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54df9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58b1d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6e850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94e9f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c9211e" loext:opacity="100%" style:font-name="Liberation Serif" fo:font-size="14pt" style:text-underline-style="none" fo:font-weight="normal" officeooo:rsid="001c1673" officeooo:paragraph-rsid="001c1673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54df9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77c16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b0a5a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c1673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cefeb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275cfb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4pt" style:text-underline-style="none" fo:font-weight="normal" officeooo:rsid="00082a7a" officeooo:paragraph-rsid="00245d37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Liberation Serif" fo:font-size="14pt" style:text-underline-style="none" fo:font-weight="normal" officeooo:rsid="00082a7a" officeooo:paragraph-rsid="00263964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Liberation Serif" fo:font-size="14pt" style:text-underline-style="none" fo:font-weight="normal" officeooo:rsid="00082a7a" officeooo:paragraph-rsid="00291923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Liberation Serif" fo:font-size="14pt" style:text-underline-style="none" fo:font-weight="normal" officeooo:rsid="00082a7a" officeooo:paragraph-rsid="002ba9fe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Liberation Serif" fo:font-size="14pt" style:text-underline-style="none" fo:font-weight="normal" officeooo:rsid="00263964" officeooo:paragraph-rsid="00263964" style:font-size-asian="14pt" style:font-weight-asian="normal" style:font-size-complex="14pt" style:font-weight-complex="normal"/>
    </style:style>
    <style:style style:name="T1" style:family="text">
      <style:text-properties officeooo:rsid="00154df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4df9" style:font-size-asian="14pt" style:font-size-complex="14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58b1d"/>
    </style:style>
    <style:style style:name="T6" style:family="text">
      <style:text-properties fo:color="#c9211e" loext:opacity="100%" officeooo:rsid="001c1673"/>
    </style:style>
    <style:style style:name="T7" style:family="text">
      <style:text-properties fo:color="#c9211e" loext:opacity="100%" officeooo:rsid="001cefeb"/>
    </style:style>
    <style:style style:name="T8" style:family="text">
      <style:text-properties officeooo:rsid="0016e850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158b1d"/>
    </style:style>
    <style:style style:name="T11" style:family="text">
      <style:text-properties fo:color="#3faf46" loext:opacity="100%" fo:font-weight="bold" officeooo:rsid="001fd3f6" style:font-weight-asian="bold" style:font-weight-complex="bold"/>
    </style:style>
    <style:style style:name="T12" style:family="text">
      <style:text-properties fo:color="#3faf46" loext:opacity="100%" fo:font-weight="bold" officeooo:rsid="0021876d" style:font-weight-asian="bold" style:font-weight-complex="bold"/>
    </style:style>
    <style:style style:name="T13" style:family="text">
      <style:text-properties fo:color="#3faf46" loext:opacity="100%" fo:font-weight="bold" officeooo:rsid="00232ccb" style:font-weight-asian="bold" style:font-weight-complex="bold"/>
    </style:style>
    <style:style style:name="T14" style:family="text">
      <style:text-properties fo:color="#3faf46" loext:opacity="100%" fo:font-weight="bold" officeooo:rsid="00245d37" style:font-weight-asian="bold" style:font-weight-complex="bold"/>
    </style:style>
    <style:style style:name="T15" style:family="text">
      <style:text-properties fo:color="#3faf46" loext:opacity="100%" fo:font-weight="bold" officeooo:rsid="00263964" style:font-weight-asian="bold" style:font-weight-complex="bold"/>
    </style:style>
    <style:style style:name="T16" style:family="text">
      <style:text-properties fo:font-weight="bold" officeooo:rsid="001fd3f6" style:font-weight-asian="bold" style:font-weight-complex="bold"/>
    </style:style>
    <style:style style:name="T17" style:family="text">
      <style:text-properties officeooo:rsid="002ba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2. Korrekturlauf</text:p>
      <text:p text:style-name="P12"/>
      <text:p text:style-name="P12"/>
      <text:p text:style-name="Standard"><text:span text:style-name="T3">1) </text:span><text:a xlink:type="simple" xlink:href="https://app.asana.com/0/1205238400590836/1205383356840777" text:style-name="Internet_20_link" text:visited-style-name="Visited_20_Internet_20_Link"><text:span text:style-name="T2">https://app.asana.com/0/1205238400590836/1205383356840777</text:span></text:a></text:p>
      <text:p text:style-name="P12"/>
      <text:p text:style-name="P12">Don't wrap caption responsive</text:p>
      <text:p text:style-name="P12"/>
      <text:p text:style-name="P12">see "the housing association"</text:p>
      <text:p text:style-name="P12"/>
      <text:p text:style-name="P1">task type: <text:span text:style-name="T8">CR</text:span></text:p>
      <text:p text:style-name="P1">time: </text:p>
      <text:p text:style-name="P1">status: <text:s/><text:span text:style-name="T11">Done [</text:span><text:span text:style-name="T13">20</text:span><text:span text:style-name="T11"> min]</text:span></text:p>
      <text:p text:style-name="P17"/>
      <text:p text:style-name="P22">----</text:p>
      <text:p text:style-name="P1"/>
      <text:p text:style-name="P9">2) <text:a xlink:type="simple" xlink:href="https://app.asana.com/0/1205238400590836/1205383356840784" text:style-name="Internet_20_link" text:visited-style-name="Visited_20_Internet_20_Link">https://app.asana.com/0/1205238400590836/1205383356840784</text:a></text:p>
      <text:p text:style-name="P9"/>
      <text:p text:style-name="P9">Footer responsive: partially highlighted in light blue area -&gt; remove</text:p>
      <text:p text:style-name="P9"/>
      <text:p text:style-name="P2">task type: <text:span text:style-name="T1">Bug</text:span></text:p>
      <text:p text:style-name="P2">time: </text:p>
      <text:p text:style-name="P30">status: <text:s/><text:span text:style-name="T5"><text:s/></text:span><text:span text:style-name="T11">Done</text:span></text:p>
      <text:p text:style-name="P18"/>
      <text:p text:style-name="P23">----</text:p>
      <text:p text:style-name="P18"/>
      <text:p text:style-name="P10">3) <text:a xlink:type="simple" xlink:href="https://app.asana.com/0/1205238400590836/1205383356840790" text:style-name="Internet_20_link" text:visited-style-name="Visited_20_Internet_20_Link">https://app.asana.com/0/1205238400590836/1205383356840790</text:a></text:p>
      <text:p text:style-name="P10"/>
      <text:p text:style-name="P10">Responsive apartment search: Do not wrap “rent plus utilities” (remove letterspacing)</text:p>
      <text:p text:style-name="P10"/>
      <text:p text:style-name="P3">task type: <text:span text:style-name="T8">CR</text:span></text:p>
      <text:p text:style-name="P3">time: </text:p>
      <text:p text:style-name="P7">status: <text:s/><text:span text:style-name="T11">Done [</text:span><text:span text:style-name="T12">15</text:span><text:span text:style-name="T11"> min]</text:span></text:p>
      <text:p text:style-name="P19"/>
      <text:p text:style-name="P24">----</text:p>
      <text:p text:style-name="P19"/>
      <text:p text:style-name="P11"><text:span text:style-name="T10">4</text:span><text:span text:style-name="T9">)</text:span><text:span text:style-name="T4"> </text:span><text:a xlink:type="simple" xlink:href="https://app.asana.com/0/1205238400590836/1205383356840796" text:style-name="Internet_20_link" text:visited-style-name="Visited_20_Internet_20_Link">https://app.asana.com/0/1205238400590836/1205383356840796</text:a></text:p>
      <text:p text:style-name="P11"/>
      <text:p text:style-name="P11">Menu responsive: Reduce distances between menu items -&gt; margin 40</text:p>
      <text:p text:style-name="P11"/>
      <text:p text:style-name="P4">task type: <text:span text:style-name="T8">CR</text:span></text:p>
      <text:p text:style-name="P4">time: </text:p>
      <text:p text:style-name="P8">status: <text:s/><text:span text:style-name="T11">Done [</text:span><text:span text:style-name="T12">15</text:span><text:span text:style-name="T11"> min]</text:span></text:p>
      <text:p text:style-name="P20"/>
      <text:p text:style-name="P25">----</text:p>
      <text:p text:style-name="P13"/>
      <text:p text:style-name="P13"><text:soft-page-break/></text:p>
      <text:p text:style-name="P15">5) <text:a xlink:type="simple" xlink:href="https://app.asana.com/0/1205238400590836/1205383356840800" text:style-name="Internet_20_link" text:visited-style-name="Visited_20_Internet_20_Link">https://app.asana.com/0/1205238400590836/1205383356840800</text:a></text:p>
      <text:p text:style-name="P15">About us responsive: elements partner carousel clipped</text:p>
      <text:p text:style-name="P11"/>
      <text:p text:style-name="P5">task type: <text:span text:style-name="T17">Bug</text:span></text:p>
      <text:p text:style-name="P5">time: </text:p>
      <text:p text:style-name="P31">status: <text:s/><text:span text:style-name="T6"><text:s/></text:span><text:span text:style-name="T11">Done</text:span></text:p>
      <text:p text:style-name="P21"/>
      <text:p text:style-name="P26">----</text:p>
      <text:p text:style-name="P14"/>
      <text:p text:style-name="P16">6) <text:a xlink:type="simple" xlink:href="https://app.asana.com/0/1205238400590836/1205383356840804" text:style-name="Internet_20_link" text:visited-style-name="Visited_20_Internet_20_Link">https://app.asana.com/0/1205238400590836/1205383356840804</text:a></text:p>
      <text:p text:style-name="P16"/>
      <text:p text:style-name="P16">Home - we need a transitional solution without chatbot</text:p>
      <text:p text:style-name="P16"/>
      <text:p text:style-name="P16">Since the chatbot will not be ready for launch, we need a temporary solution for the header in the home screen.</text:p>
      <text:p text:style-name="P16"/>
      <text:p text:style-name="P16">Layout attached:</text:p>
      <text:p text:style-name="P16">Desktop: Text should end with the heading</text:p>
      <text:p text:style-name="P16">mobile overlay blue 65% transparency</text:p>
      <text:p text:style-name="P16"/>
      <text:p text:style-name="P6">task type: <text:span text:style-name="T8">CR</text:span></text:p>
      <text:p text:style-name="P6">time: </text:p>
      <text:p text:style-name="P28">status: <text:s/><text:span text:style-name="T11">Done [</text:span><text:span text:style-name="T14">3hrs</text:span><text:span text:style-name="T11">]</text:span></text:p>
      <text:p text:style-name="P28"><text:span text:style-name="T11"/></text:p>
      <text:p text:style-name="P28"><text:span text:style-name="T11"/></text:p>
      <text:p text:style-name="P27"><text:span text:style-name="T16">----</text:span></text:p>
      <text:p text:style-name="P28"><text:span text:style-name="T11"/></text:p>
      <text:p text:style-name="P32">7) <text:a xlink:type="simple" xlink:href="https://app.asana.com/0/1205238400590836/1205393720377182" text:style-name="Internet_20_link" text:visited-style-name="Visited_20_Internet_20_Link">https://app.asana.com/0/1205238400590836/1205393720377182</text:a></text:p>
      <text:p text:style-name="P32">delete the blue box "CONTACT PERSONS: TEAM APARTMENT"</text:p>
      <text:p text:style-name="P32"/>
      <text:p text:style-name="P29">task type: <text:span text:style-name="T8">CR</text:span></text:p>
      <text:p text:style-name="P29">time: </text:p>
      <text:p text:style-name="P29">status: <text:s/><text:span text:style-name="T11">Done [</text:span><text:span text:style-name="T15">15min</text:span><text:span text:style-name="T11">]</text:span></text:p>
      <text:p text:style-name="P32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4:22:54.270588802</meta:creation-date>
    <dc:date>2023-09-01T14:33:35.500050850</dc:date>
    <meta:editing-duration>PT6H54M50S</meta:editing-duration>
    <meta:editing-cycles>17</meta:editing-cycles>
    <meta:generator>LibreOffice/7.5.5.2$MacOSX_AARCH64 LibreOffice_project/ca8fe7424262805f223b9a2334bc7181abbcbf5e</meta:generator>
    <meta:document-statistic meta:table-count="0" meta:image-count="0" meta:object-count="0" meta:page-count="2" meta:paragraph-count="47" meta:word-count="170" meta:character-count="1372" meta:non-whitespace-character-count="1233"/>
  </office:meta>
</office:document-meta>
</file>